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304.46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37.47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29.02mm"/>
    </style:style>
    <style:style style:name="ro1" style:family="table-row">
      <style:table-row-properties style:row-height="6.33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12.4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0.83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ro10" style:family="table-row">
      <style:table-row-properties style:row-height="20.09mm" fo:break-before="auto" style:use-optimal-row-height="true"/>
    </style:style>
    <style:style style:name="ro11" style:family="table-row">
      <style:table-row-properties style:row-height="14.27mm" fo:break-before="auto" style:use-optimal-row-height="true"/>
    </style:style>
    <style:style style:name="ro12" style:family="table-row">
      <style:table-row-properties style:row-height="16.21mm" fo:break-before="auto" style:use-optimal-row-height="true"/>
    </style:style>
    <style:style style:name="ro13" style:family="table-row">
      <style:table-row-properties style:row-height="8.45mm" fo:break-before="auto" style:use-optimal-row-height="true"/>
    </style:style>
    <style:style style:name="ro14" style:family="table-row">
      <style:table-row-properties style:row-height="23.97mm" fo:break-before="auto" style:use-optimal-row-height="true"/>
    </style:style>
    <style:style style:name="ro15" style:family="table-row">
      <style:table-row-properties style:row-height="22.74mm" fo:break-before="auto" style:use-optimal-row-height="false"/>
    </style:style>
    <style:style style:name="ro16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imes New Roman" fo:font-size="16pt" fo:language="en" fo:country="US" fo:font-style="normal" fo:font-weight="bold" style:font-name-asian="Times New Roman" style:font-size-asian="16pt" style:language-asian="ar" style:country-asian="SA" style:font-style-asian="normal" style:font-weight-asian="bold" style:font-name-complex="Times New Roman" style:font-size-complex="16pt" style:language-complex="none" style:country-complex="none" style:font-style-complex="normal" style:font-weight-complex="bold"/>
    </style:style>
    <style:style style:name="ce22" style:family="table-cell" style:parent-style-name="Defaul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ext-properties style:font-name="Arial" fo:font-size="14pt" fo:language="en" fo:country="US" fo:font-style="italic" fo:font-weight="bold" style:font-name-asian="Arial" style:font-size-asian="14pt" style:language-asian="ar" style:country-asian="SA" style:font-style-asian="italic" style:font-weight-asian="bold" style:font-name-complex="DejaVu Sans" style:font-size-complex="14pt" style:language-complex="none" style:country-complex="none" style:font-style-complex="italic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3pt" style:language-asian="ar" style:country-asian="SA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2pt" fo:language="en" fo:country="US" fo:font-weight="bold" style:font-name-asian="Arial" style:font-size-asian="12pt" style:language-asian="ar" style:country-asian="SA" style:font-weight-asian="bold" style:font-name-complex="DejaVu Sans" style:font-size-complex="12pt" style:language-complex="none" style:country-complex="none" style:font-weight-complex="bold"/>
    </style:style>
    <style:style style:name="ce27" style:family="table-cell" style:parent-style-name="Default">
      <style:text-properties style:font-name="Arial" fo:font-size="13pt" fo:language="en" fo:country="US" fo:font-weight="bold" style:font-name-asian="Arial" style:font-size-asian="13pt" style:language-asian="ar" style:country-asian="SA" style:font-weight-asian="bold" style:font-name-complex="DejaVu Sans" style:font-size-complex="13pt" style:language-complex="none" style:country-complex="none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language="en" fo:country="US" style:font-name-asian="Times New Roman" style:font-size-asian="11pt" style:language-asian="ar" style:country-asian="SA" style:font-name-complex="Times New Roman" style:font-size-complex="6.80000019073486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language="en" fo:country="US" style:font-name-asian="Arial" style:language-asian="ar" style:country-asian="S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language="en" fo:country="US" style:font-name-asian="Arial" style:language-asian="ar" style:country-asian="SA" style:font-name-complex="DejaVu Sans" style:font-size-complex="6.80000019073486pt" style:language-complex="none" style:country-complex="none"/>
    </style:style>
    <style:style style:name="ce36" style:family="table-cell" style:parent-style-name="Default">
      <style:text-properties style:font-name="Arial" fo:language="en" fo:country="US" style:font-name-asian="Arial" style:language-asian="ar" style:country-asian="SA" style:font-name-complex="DejaVu Sans" style:font-size-complex="6.80000019073486pt" style:language-complex="none" style:country-complex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1pt" fo:language="en" fo:country="US" style:font-name-asian="Times New Roman" style:font-size-asian="11pt" style:language-asian="ar" style:country-asian="SA" style:font-name-complex="Times New Roma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language="en" fo:country="US" style:font-name-asian="Arial" style:language-asian="ar" style:country-asian="SA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language="en" fo:country="US" style:font-name-asian="Arial" style:language-asian="ar" style:country-asian="SA" style:font-name-complex="DejaVu Sans" style:font-size-complex="6.80000019073486pt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ar" style:country-asian="SA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language="en" fo:country="US" style:font-name-asian="Arial" style:language-asian="ar" style:country-asian="SA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language="en" fo:country="US" style:font-name-asian="Arial" style:language-asian="ar" style:country-asian="SA" style:font-name-complex="DejaVu Sans" style:font-size-complex="6.80000019073486pt" style:language-complex="none" style:country-complex="none"/>
    </style:style>
    <style:style style:name="ce47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style="normal" fo:language="en" fo:country="US" style:language-asian="ar" style:country-asian="SA" style:font-name-asian="Times New Roman" style:font-name-complex="Times New Roman" style:font-size-asian="16pt" style:font-size-complex="16pt" style:font-style-asian="normal" style:font-style-complex="normal"/>
    </style:style>
    <style:style style:name="T2" style:family="text">
      <style:text-properties fo:font-style="normal" fo:language="en" fo:country="US" style:language-asian="ar" style:country-asian="SA" style:font-name-asian="Times New Roman" style:font-name-complex="Times New Roman" style:font-size-asian="16pt" style:font-size-complex="16pt" style:font-style-asian="normal" style:font-style-complex="normal" fo:font-weight="bold" style:font-weight-asian="bold" style:font-weight-complex="bold"/>
    </style:style>
    <style:style style:name="T3" style:family="text">
      <style:text-properties style:font-name="Arial" fo:font-size="10pt" fo:language="en" fo:country="US" style:language-asian="ar" style:country-asian="SA" style:font-name-asian="Arial" style:font-size-asian="10pt"/>
    </style:style>
    <style:style style:name="T4" style:family="text">
      <style:text-properties style:font-name="Arial" fo:font-size="10pt" fo:language="en" fo:country="US" style:language-asian="ar" style:country-asian="SA" style:font-name-asian="Arial" style:font-size-asian="10pt" fo:font-weight="normal" style:font-weight-asian="normal" style:font-weight-complex="normal"/>
    </style:style>
    <style:style style:name="T5" style:family="text">
      <style:text-properties fo:font-size="10pt" fo:language="en" fo:country="US" style:language-asian="ar" style:country-asian="SA" style:font-name-asian="Arial" style:font-size-asian="10pt"/>
    </style:style>
    <style:style style:name="T6" style:family="text">
      <style:text-properties style:font-name="Arial" fo:font-size="10pt" fo:language="en" fo:country="US" style:language-asian="ar" style:country-asian="SA" style:font-name-asian="Arial" style:font-size-asian="10pt"/>
    </style:style>
    <style:style style:name="T7" style:family="text">
      <style:text-properties fo:font-size="10pt" fo:language="en" fo:country="US" style:language-asian="ar" style:country-asian="SA" style:font-name-asian="Arial" style:font-size-asian="10pt"/>
    </style:style>
    <style:style style:name="T8" style:family="text">
      <style:text-properties fo:font-size="10pt" style:font-size-asian="10pt" style:font-name="Arial" fo:language="en" fo:country="US" style:language-asian="ar" style:country-asian="SA" style:font-name-asian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pan text:style-name="T1">User Stories for the </text:span><text:span text:style-name="T2">Home page</text:span></text:p>
          </table:table-cell>
          <table:covered-table-cell table:number-columns-repeated="3" table:style-name="ce22"/>
          <table:table-cell table:number-columns-repeated="4"/>
        </table:table-row>
        <table:table-row table:style-name="ro2">
          <table:table-cell table:style-name="ce22" office:value-type="string" calcext:value-type="string">
            <text:p>NO</text:p>
          </table:table-cell>
          <table:table-cell table:style-name="ce6" office:value-type="string" calcext:value-type="string">
            <text:p>User Story 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Release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ign-up</text:p>
          </table:table-cell>
          <table:table-cell table:style-name="ce13" office:value-type="string" calcext:value-type="string">
            <text:p>As a user , I can signup so that if I dont have an account I can create one</text:p>
          </table:table-cell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ogin</text:p>
          </table:table-cell>
          <table:table-cell table:style-name="ce14" office:value-type="string" calcext:value-type="string">
            <text:p>As a user , I can click on login button so that I can <text:s/>enter my account credentials for validation</text:p>
          </table:table-cell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Home</text:p>
          </table:table-cell>
          <table:table-cell table:style-name="ce15" office:value-type="string" calcext:value-type="string">
            <text:p>As a user , I can click on home button so that on clicking it I can return to the homepage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hat we Do</text:p>
          </table:table-cell>
          <table:table-cell table:style-name="ce15" office:value-type="string" calcext:value-type="string">
            <text:p>as a user ,I can click on What we Do button so that I redirect to that portion of page without scrolling manually 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Contact Us</text:p>
          </table:table-cell>
          <table:table-cell table:style-name="ce15" office:value-type="string" calcext:value-type="string">
            <text:p>As a user , I can click on this button so that I get redirected</text:p>
          </table:table-cell>
          <table:table-cell table:number-columns-repeated="5"/>
        </table:table-row>
        <table:table-row table:style-name="ro5" table:number-rows-repeated="3">
          <table:table-cell table:number-columns-repeated="8"/>
        </table:table-row>
        <table:table-row table:style-name="ro6">
          <table:table-cell table:style-name="ce3" office:value-type="string" calcext:value-type="string" table:number-columns-spanned="4" table:number-rows-spanned="1">
            <text:p>User Stories for the Login page</text:p>
          </table:table-cell>
          <table:covered-table-cell table:number-columns-repeated="3"/>
          <table:table-cell table:number-columns-repeated="4"/>
        </table:table-row>
        <table:table-row table:style-name="ro7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ser Story 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lease</text:p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ogin</text:p>
          </table:table-cell>
          <table:table-cell table:style-name="ce16" office:value-type="string" calcext:value-type="string">
            <text:p>As a user , I should be able to validate my entered credentials to accesss my account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ancel</text:p>
          </table:table-cell>
          <table:table-cell table:style-name="ce17" office:value-type="string" calcext:value-type="string">
            <text:p>As a user , I can click on cancel button so that on clicking it I can return to the homepage</text:p>
          </table:table-cell>
          <table:table-cell table:number-columns-repeated="5"/>
        </table:table-row>
        <table:table-row table:style-name="ro5" table:number-rows-repeated="3">
          <table:table-cell table:number-columns-repeated="8"/>
        </table:table-row>
        <table:table-row table:style-name="ro2">
          <table:table-cell table:style-name="ce22" office:value-type="string" calcext:value-type="string" table:number-columns-spanned="4" table:number-rows-spanned="1">
            <text:p>User Stories for Signup Page</text:p>
          </table:table-cell>
          <table:covered-table-cell table:number-columns-repeated="3"/>
          <table:table-cell table:number-columns-repeated="4"/>
        </table:table-row>
        <table:table-row table:style-name="ro7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ser Story 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lease</text:p>
          </table:table-cell>
          <table:table-cell table:number-columns-repeated="4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ign-up</text:p>
          </table:table-cell>
          <table:table-cell table:style-name="ce18" office:value-type="string" calcext:value-type="string">
            <text:p>If this button is clicked after filling up the fields correctly then the admin receives a request from the user regarding his sign up </text:p>
            <text:p>. It depends on the admin whether to approve it or not .</text:p>
            <text:p> If the user didn’t fill up the details correctly then he will be asked to enter the information again .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ancel</text:p>
          </table:table-cell>
          <table:table-cell table:style-name="ce19" office:value-type="string" calcext:value-type="string">
            <text:p><text:span text:style-name="T3">If </text:span><text:span text:style-name="T4">this</text:span><text:span text:style-name="T3"> button is clicked the user will be redirected to the Home page</text:span></text:p>
          </table:table-cell>
          <table:table-cell table:number-columns-repeated="5"/>
        </table:table-row>
        <table:table-row table:style-name="ro5" table:number-rows-repeated="2">
          <table:table-cell table:number-columns-repeated="8"/>
        </table:table-row>
        <table:table-row table:style-name="ro2">
          <table:table-cell table:style-name="ce5" office:value-type="string" calcext:value-type="string" table:number-columns-spanned="4" table:number-rows-spanned="1">
            <text:p>User Stories for User Page</text:p>
          </table:table-cell>
          <table:covered-table-cell table:number-columns-repeated="3"/>
          <table:table-cell table:number-columns-repeated="4"/>
        </table:table-row>
        <table:table-row table:style-name="ro7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ser Story 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lease</text:p>
          </table:table-cell>
          <table:table-cell table:number-columns-repeated="4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ttings</text:p>
          </table:table-cell>
          <table:table-cell table:style-name="ce18" office:value-type="string" calcext:value-type="string">
            <text:p><text:span text:style-name="T5">Upon clicking the settings button the user will be shown various options like personal settings, logout, etc. </text:span></text:p>
            <text:p><text:span text:style-name="T5">This feature remains the same in all successive pages</text:span></text:p>
          </table:table-cell>
          <table:table-cell table:number-columns-repeated="5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Visualization of blocks</text:p>
          </table:table-cell>
          <table:table-cell table:style-name="ce18" office:value-type="string" calcext:value-type="string">
            <text:p>This page displays the blocks linked to all the products added by that user and on hovering over the blocks,</text:p>
            <text:p> the he/she can see the information corresponding to that block</text:p>
            <text:p>. Underneath the blocks ,the user can see the packages he/she is related to.</text:p>
            <text:p> By clicking on a certain package the user is redirected to the Package Tracking Page where he/she can see the status of that package. </text:p>
            <text:p>The blocks displayed are the ones which were most recently added to the blockchain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dd Package</text:p>
          </table:table-cell>
          <table:table-cell table:style-name="ce20" office:value-type="string" calcext:value-type="string">
            <text:p>Upon clicking this button the user will be redirected to the Add Package page where he/she can fill details about the package and add it to the blockchain.</text:p>
          </table:table-cell>
          <table:table-cell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earch Bar</text:p>
          </table:table-cell>
          <table:table-cell table:style-name="ce16" office:value-type="string" calcext:value-type="string">
            <text:p>Using this the user can search for a particular package using the package ID or name or any other value.</text:p>
          </table:table-cell>
          <table:table-cell table:number-columns-repeated="5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Filtration</text:p>
          </table:table-cell>
          <table:table-cell table:style-name="ce21" office:value-type="string" calcext:value-type="string">
            <text:p><text:span text:style-name="T3">On clicking this option/button, a pop-up get displayed in which the user can see various parameters like date, location,etc according to which </text:span></text:p>
            <text:p><text:span text:style-name="T3">He can filter the packages and the blocks displayed in the page. </text:span></text:p>
          </table:table-cell>
          <table:table-cell table:number-columns-repeated="5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All Packages</text:p>
          </table:table-cell>
          <table:table-cell table:style-name="ce17" office:value-type="string" calcext:value-type="string">
            <text:p>On clicking this button, the user is taken to the initial stage of this page(all the filtrations are removed).</text:p>
            <text:p> Clicking on the logo does the same thing.</text:p>
            <text:p> This features remains the same in all the successive pages.</text:p>
            <text:p/>
          </table:table-cell>
          <table:table-cell table:number-columns-repeated="5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Personal Settings</text:p>
          </table:table-cell>
          <table:table-cell table:style-name="ce16" office:value-type="string" calcext:value-type="string">
            <text:p>The user can change his personal settings when he/she selects the personal settings option from the settings menu.</text:p>
          </table:table-cell>
          <table:table-cell table:number-columns-repeated="5"/>
        </table:table-row>
        <table:table-row table:style-name="ro5">
          <table:table-cell table:number-columns-repeated="8"/>
        </table:table-row>
        <table:table-row table:style-name="ro7">
          <table:table-cell table:style-name="ce26" office:value-type="string" calcext:value-type="string" table:number-columns-spanned="8" table:number-rows-spanned="1">
            <text:p>User Stories for Package Tracking <text:s/>page as a General User:</text:p>
          </table:table-cell>
          <table:covered-table-cell table:number-columns-repeated="7"/>
        </table:table-row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User Story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lease</text:p>
          </table:table-cell>
          <table:table-cell table:number-columns-repeated="4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Tracking Of Package</text:p>
          </table:table-cell>
          <table:table-cell table:style-name="ce21" office:value-type="string" calcext:value-type="string">
            <text:p><text:span text:style-name="T6">This shows the status of the package when hovered over the truck(symbol).</text:span></text:p>
            <text:p><text:span text:style-name="T6"> When hovered over a certain pit stop we can see the status of the package when it was at that pit stop.</text:span></text:p>
            <text:p><text:span text:style-name="T6"> The information is shown using pop-ups. </text:span></text:p>
          </table:table-cell>
          <table:table-cell table:number-columns-repeated="5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Search Bar</text:p>
          </table:table-cell>
          <table:table-cell table:style-name="ce16" office:value-type="string" calcext:value-type="string">
            <text:p><text:span text:style-name="T7">The Search bar helps us in searching for a certain pit stop or block and </text:span></text:p>
            <text:p><text:span text:style-name="T7">the visualization would change accordingly.</text:span></text:p>
          </table:table-cell>
          <table:table-cell table:number-columns-repeated="5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All Blocks</text:p>
          </table:table-cell>
          <table:table-cell office:value-type="string" calcext:value-type="string">
            <text:p><text:span text:style-name="T8">The representation above shows only a certain number of blocks, </text:span></text:p>
            <text:p><text:span text:style-name="T8">so to see all the blocks corresponding to that package the user has to click this button.</text:span></text:p>
            <text:p><text:span text:style-name="T8"> The user is redirected to the All Blocks page.</text:span></text:p>
          </table:table-cell>
          <table:table-cell table:number-columns-repeated="5"/>
        </table:table-row>
        <table:table-row table:style-name="ro5" table:number-rows-repeated="2">
          <table:table-cell table:number-columns-repeated="8"/>
        </table:table-row>
        <table:table-row table:style-name="ro2">
          <table:table-cell table:style-name="ce27" office:value-type="string" calcext:value-type="string" table:number-columns-spanned="8" table:number-rows-spanned="1">
            <text:p>User Stories for Add Package page</text:p>
          </table:table-cell>
          <table:covered-table-cell table:number-columns-repeated="7"/>
        </table:table-row>
        <table:table-row table:style-name="ro7"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User story name</text:p>
          </table:table-cell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dd Package</text:p>
          </table:table-cell>
          <table:table-cell table:style-name="ce16" office:value-type="string" calcext:value-type="string">
            <text:p>The User can add a package after filling up the details correctly. </text:p>
          </table:table-cell>
          <table:table-cell table:number-columns-repeated="5"/>
        </table:table-row>
        <table:table-row table:style-name="ro5">
          <table:table-cell table:number-columns-repeated="8"/>
        </table:table-row>
        <table:table-row table:style-name="ro7">
          <table:table-cell table:style-name="ce26" office:value-type="string" calcext:value-type="string" table:number-columns-spanned="6" table:number-rows-spanned="1">
            <text:p>User Stories for All Blocks page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User story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lease</text:p>
          </table:table-cell>
          <table: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Search Bar</text:p>
          </table:table-cell>
          <table:table-cell table:style-name="ce46" office:value-type="string" calcext:value-type="string">
            <text:p>The user can use this to search for a particular block with <text:s/>some specific parameters.</text:p>
          </table:table-cell>
          <table:table-cell table:number-columns-repeated="5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Filtration</text:p>
          </table:table-cell>
          <table:table-cell table:style-name="ce21" office:value-type="string" calcext:value-type="string">
            <text:p>The user can use this option to filter the list of blocks according to a set of specifications like </text:p>
            <text:p>time of creation,</text:p>
            <text:p> Location,</text:p>
            <text:p>status, etc.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5">
          <table:table-cell office:value-type="string" calcext:value-type="string" table:number-columns-spanned="13" table:number-rows-spanned="1">
            <text:p>USER STORIES FOR <text:s/>COMPANY ADMIN ON HOME PAGE</text:p>
          </table:table-cell>
          <table:covered-table-cell table:number-columns-repeated="12"/>
        </table:table-row>
        <table:table-row table:style-name="ro5">
          <table:table-cell office:value-type="string" calcext:value-type="string">
            <text:p>NO</text:p>
          </table:table-cell>
          <table:table-cell office:value-type="string" calcext:value-type="string">
            <text:p>STORY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LEASE</text:p>
          </table:table-cell>
          <table:table-cell table:number-columns-repeated="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Settings</text:p>
          </table:table-cell>
          <table:table-cell table:style-name="ce16" office:value-type="string" calcext:value-type="string">
            <text:p><text:span text:style-name="T7">Upon clicking the settings button the company admin will be shown various options like management of </text:span></text:p>
            <text:p><text:span text:style-name="T7">company users, requests from company users, etc in addition to those available to the general user</text:span></text:p>
          </table:table-cell>
          <table:table-cell table:number-columns-repeated="10"/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Visualization of blocks </text:p>
          </table:table-cell>
          <table:table-cell table:style-name="ce21" office:value-type="string" calcext:value-type="string">
            <text:p><text:span text:style-name="T6">This page displays the blocks linked to all the  company products and on </text:span></text:p>
            <text:p><text:span text:style-name="T6">hovering over the blocks,</text:span></text:p>
            <text:p><text:span text:style-name="T6"> the company admin can see the information corresponding to that block. </text:span></text:p>
            <text:p><text:span text:style-name="T6">Underneath the blocks ,</text:span></text:p>
            <text:p><text:span text:style-name="T6">The company admin can see the packages related to the company.</text:span></text:p>
            <text:p><text:span text:style-name="T6"> By clicking on a certain package the company admin is redirected to the Package Tracking Page where he/she can see the status of that package.</text:span></text:p>
          </table:table-cell>
          <table:table-cell table:number-columns-repeated="10"/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Manage Projects(Setting)</text:p>
          </table:table-cell>
          <table:table-cell office:value-type="string" calcext:value-type="string">
            <text:p>By clicking on it a certain page is opened which lists the projects of that company </text:p>
            <text:p> One can manage the projetc ie.,</text:p>
            <text:p>     Manage users in that project</text:p>
            <text:p>     Granting the number of permission to users under the project</text:p>
          </table:table-cell>
          <table:table-cell table:number-columns-repeated="1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Manage Users(Setting)</text:p>
          </table:table-cell>
          <table:table-cell office:value-type="string" calcext:value-type="string">
            <text:p>By clicking on it a certain page is opened in which one can add or delete a user to a company </text:p>
            <text:p>Can alter the permissions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7">
          <table:table-cell table:style-name="ce4" office:value-type="string" calcext:value-type="string" table:number-columns-spanned="10" table:number-rows-spanned="1">
            <text:p>USER STORIES FOR <text:s/>WEB ADMIN ON USER PAGE</text:p>
          </table:table-cell>
          <table:covered-table-cell table:number-columns-repeated="9"/>
        </table:table-row>
        <table:table-row table:style-name="ro4"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STORY NAME</text:p>
          </table:table-cell>
          <table:table-cell table:style-name="ce47" office:value-type="string" calcext:value-type="string">
            <text:p>HOME PAGE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CHECK</text:p>
          </table:table-cell>
          <table:table-cell table:number-columns-repeated="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Settings</text:p>
          </table:table-cell>
          <table:table-cell office:value-type="string" calcext:value-type="string">
            <text:p>On clicking there will be many options like manage manage user blockchains and comapanies</text:p>
          </table:table-cell>
          <table: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Notification(setting)</text:p>
          </table:table-cell>
          <table:table-cell office:value-type="string" calcext:value-type="string">
            <text:p>on clicking all the user requests can be accepted or rejected</text:p>
          </table:table-cell>
          <table:table-cell table:number-columns-repeated="7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Manage user(Setting)</text:p>
          </table:table-cell>
          <table:table-cell office:value-type="string" calcext:value-type="string">
            <text:p>on clicking these the user will be redirected to a manage user page where one can </text:p>
            <text:p>create delete </text:p>
            <text:p> edit a users </text:p>
          </table:table-cell>
          <table:table-cell table:number-columns-repeated="7"/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Create block chain(setting)</text:p>
          </table:table-cell>
          <table:table-cell office:value-type="string" calcext:value-type="string">
            <text:p>on clicking this the user is redirected to a page where the user </text:p>
            <text:p>    Can create a block chain </text:p>
            <text:p>    Alter the permissions for whom to use it ie making a company admin</text:p>
            <text:p>    Can alter the permission given to company admin</text:p>
            <text:p/>
          </table:table-cell>
          <table:table-cell table:number-columns-repeated="7"/>
        </table:table-row>
        <table:table-row table:style-name="ro16">
          <table:table-cell office:value-type="float" office:value="5" calcext:value-type="float">
            <text:p>5</text:p>
          </table:table-cell>
          <table:table-cell office:value-type="string" calcext:value-type="string">
            <text:p>Mange Company(setting)</text:p>
          </table:table-cell>
          <table:table-cell office:value-type="string" calcext:value-type="string">
            <text:p>on clicking this the user is redirected to a page where one can manage the companies ie.,</text:p>
            <text:p>  Delte comapnies</text:p>
            <text:p>  Add companies</text:p>
            <text:p>  Assign companies a company admin and permissions to him ie., making a general user an admin</text:p>
          </table:table-cell>
          <table:table-cell table:number-columns-repeated="7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Visualization of blocks</text:p>
          </table:table-cell>
          <table:table-cell table:style-name="ce21" office:value-type="string" calcext:value-type="string">
            <text:p><text:span text:style-name="T6">This page displays the blocks linked to all the products of all the users and on hovering over the blocks,</text:span></text:p>
            <text:p><text:span text:style-name="T6"> the admin can see the information corresponding to that block.</text:span></text:p>
            <text:p><text:span text:style-name="T6"> Underneath the blocks ,the admin can see the packages related to every user.</text:span></text:p>
            <text:p><text:span text:style-name="T6"> By clicking on a certain package the admin is redirected to the Package Tracking Page where he/she can see the status of that package.</text:span></text:p>
          </table:table-cell>
          <table:table-cell table:number-columns-repeated="7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spanned="10" table:number-rows-spanned="1"/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2:40:53.236924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2:41:10.461854396</meta:creation-date>
    <meta:editing-duration>PT2M10S</meta:editing-duration>
    <meta:editing-cycles>3</meta:editing-cycles>
    <meta:generator>LibreOffice/5.3.1.2$Linux_X86_64 LibreOffice_project/30m0$Build-2</meta:generator>
    <dc:date>2017-09-14T13:03:37.198192151</dc:date>
    <meta:document-statistic meta:table-count="3" meta:cell-count="141" meta:object-count="0"/>
  </office:meta>
</office:document-meta>
</file>